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6d8" officeooo:paragraph-rsid="0013b6d8"/>
    </style:style>
    <style:style style:name="P2" style:family="paragraph" style:parent-style-name="Standard">
      <style:text-properties officeooo:paragraph-rsid="0013b6d8"/>
    </style:style>
    <style:style style:name="T1" style:family="text">
      <style:text-properties officeooo:rsid="0013b6d8"/>
    </style:style>
    <style:style style:name="T2" style:family="text">
      <style:text-properties fo:color="#0000ff" style:font-name="DejaVu Sans Mono" fo:font-size="11.3999996185303pt"/>
    </style:style>
    <style:style style:name="T3" style:family="text">
      <style:text-properties fo:color="#94558d" style:font-name="DejaVu Sans Mono" fo:font-size="11.3999996185303pt"/>
    </style:style>
    <style:style style:name="T4" style:family="text">
      <style:text-properties fo:color="#000000" style:font-name="DejaVu Sans Mono" fo:font-size="11.3999996185303pt"/>
    </style:style>
    <style:style style:name="T5" style:family="text">
      <style:text-properties fo:color="#000000" style:font-name="DejaVu Sans Mono" fo:font-size="11.3999996185303pt" fo:background-color="#ffe4ff" loext:char-shading-value="0"/>
    </style:style>
    <style:style style:name="T6" style:family="text">
      <style:text-properties fo:color="#000000" style:font-name="DejaVu Sans Mono" fo:font-size="11.3999996185303pt" officeooo:rsid="0013b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ion flux at </text:span><text:span text:style-name="T5">dxi</text:span><text:span text:style-name="T4"> = </text:span><text:span text:style-name="T2">1e-8</text:span><text:span text:style-name="T4">*</text:span><text:span text:style-name="T3">self</text:span><text:span text:style-name="T4">.Ar*_time.dt</text:span></text:p>
      <text:p text:style-name="P1"/>
      <text:p text:style-name="P1">running from 9.999999999999897 s until 10.999999999999897 s with time step of 0.001 seconds </text:p>
      <text:p text:style-name="P1">time taken: 10.56071</text:p>
      <text:p text:style-name="P1">2017-04-05 19:21:09.684959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54650248630518<text:tab/>0.004354650248630518<text:tab/>0.004354650248630518<text:tab/></text:p>
      <text:p text:style-name="P1">ki <text:s text:c="7"/>0.111197774840883570<text:tab/>0.111197774840883570<text:tab/>0.111197774840883570<text:tab/></text:p>
      <text:p text:style-name="P1">nai <text:s text:c="6"/>0.025578357678384973<text:tab/>0.025578357678384973<text:tab/>0.025578357678384973<text:tab/></text:p>
      <text:p text:style-name="P1">xi <text:s text:c="7"/>0.155869216750975731<text:tab/>0.155869216750975731<text:tab/>0.155869216750975731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7833<text:tab/>0.000000000000007833<text:tab/>0.000000000000007833<text:tab/></text:p>
      <text:p text:style-name="P1">running from 10.999999999999343 s until 15.999999999999343 s with time step of 1e-06 seconds </text:p>
      <text:p text:style-name="P1">time taken: 2140.029323</text:p>
      <text:p text:style-name="P1">2017-04-05 19:56:53.210524</text:p>
      <text:p text:style-name="P1">Ion concentrations given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037726015074032<text:tab/>0.004039070306206978<text:tab/>0.004080668409839300<text:tab/></text:p>
      <text:p text:style-name="P1">ki <text:s text:c="7"/>0.111340174971783196<text:tab/>0.111338643790558231<text:tab/>0.111292959938710065<text:tab/></text:p>
      <text:p text:style-name="P1">nai <text:s text:c="6"/>0.025403559896082933<text:tab/>0.025405200366432078<text:tab/>0.025454320957567535<text:tab/></text:p>
      <text:p text:style-name="P1">xi <text:s text:c="7"/>0.156218546252738427<text:tab/>0.156217085068030337<text:tab/>0.156172050232436938<text:tab/></text:p>
      <text:p text:style-name="P1">pkcc2 <text:s text:c="4"/>0.000000010000000000<text:tab/>0.000000010000000000<text:tab/>0.000000010000000000<text:tab/></text:p>
      <text:p text:style-name="P1">gx <text:s text:c="7"/>1.000000000000000000<text:tab/>0.000000000000000000<text:tab/>0.000000000000000000<text:tab/></text:p>
      <text:p text:style-name="P1">w <text:s text:c="8"/>0.000000000000008885<text:tab/>0.000000000000007816<text:tab/>0.000000000000007818<text:tab/></text:p>
      <text:p text:style-name="P1">running from 15.99999999625734 s until 80.99999999625734 s with time step of 1e-06 seconds </text:p>
      <text:p text:style-name="P1">time taken: 30578.074919</text:p>
      <text:p text:style-name="P1">2017-04-06 03:53:05.251923</text:p>
      <text:p text:style-name="P1">Ion concentrations at end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27097938497835<text:tab/>0.004327097938498230<text:tab/>0.004327097938504772<text:tab/></text:p>
      <text:p text:style-name="P1">ki <text:s text:c="7"/>0.111238456452595599<text:tab/>0.111238456452590451<text:tab/>0.111238456452569023<text:tab/></text:p>
      <text:p text:style-name="P1">nai <text:s text:c="6"/>0.025535436378326955<text:tab/>0.025535436378332148<text:tab/>0.025535436378354044<text:tab/></text:p>
      <text:p text:style-name="P1">xi <text:s text:c="7"/>0.155899009231375035<text:tab/>0.155899009231374563<text:tab/>0.155899009231367541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8903<text:tab/>0.000000000000007832<text:tab/>0.000000000000007832<text:tab/></text:p>
      <text:p text:style-name="P1">running from 80.99999988899154 s until 81.00000088899154 s with time step of 1e-06 seconds </text:p>
      <text:p text:style-name="P1">time taken: 30579.1731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7:22:19.607397122</meta:creation-date>
    <dc:date>2017-04-06T07:23:24.327552357</dc:date>
    <meta:editing-duration>PT1M5S</meta:editing-duration>
    <meta:editing-cycles>1</meta:editing-cycles>
    <meta:document-statistic meta:table-count="0" meta:image-count="0" meta:object-count="0" meta:page-count="1" meta:paragraph-count="39" meta:word-count="196" meta:character-count="2473" meta:non-whitespace-character-count="2054"/>
    <meta:generator>LibreOffice/5.1.6.2$Linux_X86_64 LibreOffice_project/10m0$Build-2</meta:generator>
  </office:meta>
</office:document-meta>
</file>